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OutInterceptor.extractHeaderFromMessagePart( Message 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biOutInterceptor.JbiOu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OutInterceptor.isRequestor( org . apache . cxf . message .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OutInterceptor.fromNMSHeaders( Message message , NormalizedMessage normalizedMessa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biOutInterceptor.extractHeaderParts( SoapMessage message , Element element , Element partWrapper , BindingMessageInfo ms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biOutInterceptor.fromNMSAttachments( Message message , NormalizedMessage normalized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biOutInterceptor.handle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